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0243" officeooo:paragraph-rsid="001b0243"/>
    </style:style>
    <style:style style:name="P2" style:family="paragraph" style:parent-style-name="Standard">
      <style:text-properties officeooo:rsid="001b7d85" officeooo:paragraph-rsid="001b7d85"/>
    </style:style>
    <style:style style:name="P3" style:family="paragraph" style:parent-style-name="Standard">
      <style:text-properties officeooo:rsid="001c7f9a" officeooo:paragraph-rsid="001c7f9a"/>
    </style:style>
    <style:style style:name="P4" style:family="paragraph" style:parent-style-name="Standard">
      <style:text-properties officeooo:rsid="001d9b33" officeooo:paragraph-rsid="001d9b33"/>
    </style:style>
    <style:style style:name="P5" style:family="paragraph" style:parent-style-name="Standard">
      <style:text-properties officeooo:rsid="001e0a96" officeooo:paragraph-rsid="001e0a96"/>
    </style:style>
    <style:style style:name="P6" style:family="paragraph" style:parent-style-name="Standard">
      <style:text-properties officeooo:rsid="001e0a96" officeooo:paragraph-rsid="001e4e03"/>
    </style:style>
    <style:style style:name="P7" style:family="paragraph" style:parent-style-name="Standard" style:list-style-name="L1">
      <style:text-properties officeooo:rsid="001e0a96" officeooo:paragraph-rsid="001e4e03"/>
    </style:style>
    <style:style style:name="P8" style:family="paragraph" style:parent-style-name="Standard" style:list-style-name="L1">
      <style:text-properties officeooo:rsid="001e0a96" officeooo:paragraph-rsid="001e0a96"/>
    </style:style>
    <style:style style:name="T1" style:family="text">
      <style:text-properties fo:font-weight="bold"/>
    </style:style>
    <style:style style:name="T2" style:family="text">
      <style:text-properties officeooo:rsid="001e4e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programe seu subconsciente e realize seus sonhos</text:h>
      <text:p text:style-name="P5"/>
      <text:p text:style-name="P5">O subconsciente é um dos maiores responsáveis por gerir nossas crenças e, consequentemente, moldar a personalidade. É também a parte mais remota, a qual praticamente não se tem acesso consciente. </text:p>
      <text:p text:style-name="P5"/>
      <text:p text:style-name="P6">A reprogramação mental é um recurso necessário quando os condicionamentos subconscientes começam a limitar e afetar negativamente o desempenho do indivíduo. </text:p>
      <text:p text:style-name="P6"/>
      <text:p text:style-name="P6">Acredita-se que somos aquilo que pensamentos, devido a força da frequência de nossos pensamentos, e se essa frequência estiver baixa, desmotivada, é ainda mais difícil alcançar objetivos e realizar sonhos.</text:p>
      <text:p text:style-name="P6"/>
      <text:p text:style-name="P5">Pensando em auxiliar você a realmente atingir suas metas, trazemos algumas explicações e modos de modificar aquele pensamento negativo que atrapalha sua jornada.</text:p>
      <text:p text:style-name="P5"/>
      <text:h text:style-name="Heading_20_2" text:outline-level="2">Rotas neuronais</text:h>
      <text:p text:style-name="P5"/>
      <text:p text:style-name="P6">É pelo processo de sinaptização que criamos as rotas neuronais, as famosas encarregadas pelo nosso modo de percepção do mundo. </text:p>
      <text:p text:style-name="P6"/>
      <text:p text:style-name="P6">As sinapses são conexões que os neurônios fazem entre si e através delas, podemos aprender coisas novas e atribuir novos significados àquilo que já conhecemos.</text:p>
      <text:p text:style-name="P6"/>
      <text:p text:style-name="P6">As experiências pessoais também ajudam a formar novas rotas. </text:p>
      <text:p text:style-name="P6"/>
      <text:p text:style-name="P6">Citamos um exemplo: Pense que você está no carro e precisa chegar a um lugar, mas não sabe como fazê-lo. Então, coloca o endereço no GPS e faz um determinado trajeto. </text:p>
      <text:p text:style-name="P6"/>
      <text:p text:style-name="P6">Em outra oportunidade, você precisa chegar ao mesmo lugar e um amigo seu está no banco do carona. Quando você inicia aquele trajeto que fez antes, ele aconselha um menor, atalhando por lugares desconhecidos, o que economiza muito mais tempo. </text:p>
      <text:p text:style-name="P6"/>
      <text:p text:style-name="P6">Ao precisar dirigir-se ao local pela terceira vez, você opta pelo caminho mais curto, indicação do amigo. </text:p>
      <text:p text:style-name="P6"/>
      <text:p text:style-name="P5">Esse é basicamente o princípio das rotas neuronais: favorecer o caminho para uma aprendizagem clara, concisa e eficiente.</text:p>
      <text:p text:style-name="P5"/>
      <text:p text:style-name="P6">A partir daí alguns padrões são formados daquilo que você aprendeu. O cérebro passa a associar que aquilo que parece mais fácil é a melhor solução para qualquer situação. </text:p>
      <text:p text:style-name="P6"/>
      <text:p text:style-name="P6">Sabemos que não é bem assim.</text:p>
      <text:p text:style-name="P5"/>
      <text:h text:style-name="Heading_20_2" text:outline-level="2">Os conflitos do pensar</text:h>
      <text:p text:style-name="Standard"/>
      <text:p text:style-name="P6">Tendemos a considerar o tempo todo que temos razão naquilo que pensamos ou fazemos. </text:p>
      <text:p text:style-name="P6"><text:soft-page-break/></text:p>
      <text:p text:style-name="P6">A razão baseia-se em experiências pessoais ou próximas que vivenciamos e nos traços mais aparentes de nossa personalidade. </text:p>
      <text:p text:style-name="P6"/>
      <text:p text:style-name="P6">Ela também é a causadora de diversos embates nas relações privadas, profissionais e sociais que estabelecemos. Aceitar as diferenças de pensamento dos outros, sem permitir que o ego crie uma barreira de intolerância é um dos passos em direção ao autoconhecimento. </text:p>
      <text:p text:style-name="P6"/>
      <text:p text:style-name="P6">Sabendo de si, sua posição e opinião, vontades e sonhos, você reforça as sinapses de autoconfiança, talvez uma das mais importantes do processo de reprogramação mental.</text:p>
      <text:p text:style-name="P5"/>
      <text:h text:style-name="Heading_20_2" text:outline-level="2">O padrão mental no cotidiano</text:h>
      <text:p text:style-name="P5"/>
      <text:p text:style-name="P5">Devido a uma rotina muitas vezes corrida, onde nos acomodamos nas funções diárias e inconscientemente negligenciamos o potencial interno, os padrões cerebrais seguirão a realidade limitada adquirida, estacionando suas conexões neurais.</text:p>
      <text:p text:style-name="P5"/>
      <text:p text:style-name="P5">Na repetição de padrões - acordar, trabalhar, comer, realizar tarefas domésticas, dormir - estamos funcionando basicamente no automático, esquecendo de frequências essenciais para o alcance dos sonhos. </text:p>
      <text:p text:style-name="P5"/>
      <text:p text:style-name="P6">Ao dizer e acreditar que você pode ir além do ponto em que está agora, um campo de energia vibrará na frequência desse sentimento e outras possibilidades estarão a seu favor. </text:p>
      <text:p text:style-name="P6"/>
      <text:p text:style-name="P6">Mas se você apenas acreditar que o lugar onde está agora é o máximo que consegue alcançar, bom, nesse caso o campo energético se limita e a energia fluirá compacta nesse pequeno espaço que você aceitou.</text:p>
      <text:p text:style-name="P5"/>
      <text:h text:style-name="Heading_20_2" text:outline-level="2">Os reforços da reprogramação mental</text:h>
      <text:p text:style-name="P5"/>
      <text:p text:style-name="P6">Se você está <text:span text:style-name="T2">se </text:span>preparado para modificar o modo de pensar e enxergar a vida, saiba que quebrar algumas crenças e sair da zona de conforto demanda uma imensa força de vontade. </text:p>
      <text:p text:style-name="P6"/>
      <text:p text:style-name="P6">Sua mente está agora condicionada a acomodação, não a mudanças. </text:p>
      <text:p text:style-name="P6"/>
      <text:p text:style-name="P6">Ao retomar o controle dela, você passará a enxergar aqueles padrões de comportamento que o impedem de chegar aos seus objetivos. </text:p>
      <text:p text:style-name="P6"/>
      <text:p text:style-name="P6">Para isso, pode-se lançar mão de alguns recursos, que listamos abaixo.</text:p>
      <text:p text:style-name="P5"/>
      <text:list xml:id="list276582918084332018" text:style-name="L1">
        <text:list-item>
          <text:p text:style-name="P7">Visualização: A força da nossa imaginação é muito poderosa e pode auxiliar na projeção do que você sonha. </text:p>
          <text:p text:style-name="P7"/>
          <text:p text:style-name="P7">Por exemplo, se você deseja fazer uma viagem, imagine-se no local, tirando fotos, aproveitando cada parte dele. </text:p>
          <text:p text:style-name="P7"/>
          <text:p text:style-name="P7">A energia ajuda a tornar mais possível, real.</text:p>
          <text:p text:style-name="P7"/>
        </text:list-item>
        <text:list-item>
          <text:p text:style-name="P7"><text:soft-page-break/>Quebra de paradigmas: Pensando sempre da mesma forma, acabamos limitando nossa criatividade. </text:p>
          <text:p text:style-name="P7">O simples exercício de executar tarefas de forma diferente expande o pensamento e estende o campo de possibilidades.</text:p>
          <text:p text:style-name="P7"/>
        </text:list-item>
        <text:list-item>
          <text:p text:style-name="P8">Afirmações positivas: Elas têm o poder de transformar as vibrações, mas somente se foram ditas com verdade e sentimento, acreditando naquilo que está sendo dito. </text:p>
          <text:p text:style-name="P8"/>
        </text:list-item>
        <text:list-item>
          <text:p text:style-name="P7">Meditação: Meditar facilita o processo de abertura do subconsciente, ativando o autoconhecimento e permitindo uma quebra de padrões mais facilmente. </text:p>
        </text:list-item>
      </text:list>
      <text:p text:style-name="P6"/>
      <text:list xml:id="list194736544733571" text:continue-numbering="true" text:style-name="L1">
        <text:list-header>
          <text:p text:style-name="P7">Alguns sons binaurais, que são duas frequências combinadas que estimulam o cérebro, também são altamente indicados por acalmar a mente e estimular relaxamento, criatividade e motivação.</text:p>
        </text:list-header>
      </text:list>
      <text:p text:style-name="P5"/>
      <text:h text:style-name="Heading_20_2" text:outline-level="2">Reconstrução do eu</text:h>
      <text:p text:style-name="P5"/>
      <text:p text:style-name="P6">Sempre que um condicionamento negativo se estabelecer sem consentimento - algo recorrente por sua origem no subconsciente, você pode reprogramar a mente. </text:p>
      <text:p text:style-name="P6"/>
      <text:p text:style-name="P6">Dependendo do padrão e a força que ele exerce em você, pode ser mais fácil ou mais complexo livrar-se dele, mas é sempre possível.</text:p>
      <text:p text:style-name="P6"/>
      <text:p text:style-name="P5">Nossas limitações estão dentro de nós mesmos e não precisamos ser vítimas delas se soubermos tomar as rédeas da própria vida. </text:p>
      <text:p text:style-name="P5"/>
      <text:p text:style-name="P5">Sentir e acreditar que tudo pode melhorar, que você pode mais, que coisas boas acontecem para quem faz o bem é o segredo da vida. Simples assim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8:40:32.111000000</meta:creation-date>
    <dc:date>2017-08-29T19:47:36.134000000</dc:date>
    <meta:editing-duration>PT56M55S</meta:editing-duration>
    <meta:editing-cycles>9</meta:editing-cycles>
    <meta:generator>LibreOffice/5.2.2.2$Windows_x86 LibreOffice_project/8f96e87c890bf8fa77463cd4b640a2312823f3ad</meta:generator>
    <meta:document-statistic meta:table-count="0" meta:image-count="0" meta:object-count="0" meta:page-count="3" meta:paragraph-count="48" meta:word-count="874" meta:character-count="5495" meta:non-whitespace-character-count="4654"/>
  </office:meta>
</office:document-meta>
</file>